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size="22pt" fo:font-weight="bold" style:font-size-asian="19.25pt" style:font-weight-asian="bold" style:font-size-complex="2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span text:style-name="T1">ASSIGNMENT – 6 </text:span></text:p>
      <text:p text:style-name="P2"/>
      <text:p text:style-name="P3">k.chetan</text:p>
      <text:p text:style-name="P3">201201124</text:p>
      <text:p text:style-name="P4"/>
      <text:p text:style-name="P4"/>
      <text:p text:style-name="P1">The folder consists of 2 folders. </text:p>
      <text:p text:style-name="P1"><text:s text:c="3"/>-----&gt; <text:span text:style-name="T2">outputs </text:span></text:p>
      <text:p text:style-name="P1"><text:tab/><text:tab/><text:tab/>Output for the given corpus the parse trees of the given input of test data are in the files out_hindi and out_english . </text:p>
      <text:p text:style-name="P1"><text:s text:c="2"/></text:p>
      <text:p text:style-name="P1"><text:s text:c="3"/>-------&gt; <text:span text:style-name="T2">codes</text:span> </text:p>
      <text:p text:style-name="P1"><text:tab/><text:tab/><text:tab/>Codes folder consists of :-</text:p>
      <text:list xml:id="list2479544021" text:style-name="L1">
        <text:list-item>
          <text:list>
            <text:list-item>
              <text:list>
                <text:list-item>
                  <text:p text:style-name="P5">assignment_hindi.py and assignment_english.py</text:p>
                  <text:p text:style-name="P5"><text:s/></text:p>
                  <text:p text:style-name="P5"/>
                </text:list-item>
              </text:list>
            </text:list-item>
          </text:list>
        </text:list-item>
      </text:list>
      <text:p text:style-name="P1"/>
      <text:p text:style-name="P1"><text:span text:style-name="T3">Assumptions</text:span> :- </text:p>
      <text:list xml:id="list985474526" text:style-name="L2">
        <text:list-item>
          <text:list>
            <text:list-item>
              <text:list>
                <text:list-item>
                  <text:p text:style-name="P6">test data is already pos tagged</text:p>
                </text:list-item>
                <text:list-item>
                  <text:p text:style-name="P6">The test data and the trained data should be in the same format</text:p>
                </text:list-item>
                <text:list-item>
                  <text:p text:style-name="P6">The output should be in input format in trained data</text:p>
                </text:list-item>
              </text:list>
            </text:list-item>
          </text:list>
        </text:list-item>
      </text:list>
      <text:p text:style-name="P1"/>
      <text:p text:style-name="P1"/>
      <text:p text:style-name="P1"><text:span text:style-name="T3">Analysis </text:span>: (Based on the outputs )</text:p>
      <text:list xml:id="list362989608" text:style-name="L3">
        <text:list-item>
          <text:list>
            <text:list-item>
              <text:list>
                <text:list-item>
                  <text:p text:style-name="P7">The output depends on the trained data's grammer and the cfg we get from that .</text:p>
                </text:list-item>
                <text:list-item>
                  <text:p text:style-name="P7">Most of the sentences can be parsed into different ways with different probabilities .</text:p>
                </text:list-item>
                <text:list-item>
                  <text:p text:style-name="P7">There are some cases for wich the input cannot be parsed into any parse tree because the grammer is such tht we cannot parse it 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5:29:49</meta:creation-date>
    <dc:date>2014-12-01T17:41:30</dc:date>
    <meta:editing-duration>PT31M3S</meta:editing-duration>
    <meta:editing-cycles>13</meta:editing-cycles>
    <meta:generator>LibreOffice/3.5$Linux_x86 LibreOffice_project/350m1$Build-202</meta:generator>
    <meta:document-statistic meta:table-count="0" meta:image-count="0" meta:object-count="0" meta:page-count="1" meta:paragraph-count="19" meta:word-count="149" meta:character-count="326" meta:non-whitespace-character-count="663"/>
  </office:meta>
</office:document-meta>
</file>